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4.34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191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Mellano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dapter Part #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Location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dapter Part #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Location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lsi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dapter Part #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Location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Logi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dapter Part #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Location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08:52:19.093288575</meta:creation-date>
    <dc:date>2017-04-27T08:55:32.535661929</dc:date>
    <meta:editing-duration>PT3M12S</meta:editing-duration>
    <meta:editing-cycles>4</meta:editing-cycles>
    <meta:generator>LibreOffice/5.1.6.2.0$Linux_X86_64 LibreOffice_project/10$Build-2</meta:generator>
    <meta:document-statistic meta:table-count="4" meta:cell-count="16" meta:object-count="0"/>
  </office:meta>
</office:document-meta>
</file>